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_31_тесткейс" style:display-name="1тесткейс" style:family="table">
      <style:table-properties style:width="18cm" table:align="margins"/>
    </style:style>
    <style:style style:name="_31_тесткейс.A" style:display-name="1тесткейс.A" style:family="table-column">
      <style:table-column-properties style:column-width="8.999cm" style:rel-column-width="32764*"/>
    </style:style>
    <style:style style:name="_31_тесткейс.B" style:display-name="1тесткейс.B" style:family="table-column">
      <style:table-column-properties style:column-width="9.001cm" style:rel-column-width="32771*"/>
    </style:style>
    <style:style style:name="_31_тесткейс.A1" style:display-name="1тесткейс.A1" style:family="table-cell">
      <style:table-cell-properties style:writing-mode="page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8.999cm" style:rel-column-width="32764*"/>
    </style:style>
    <style:style style:name="Таблица4.B" style:family="table-column">
      <style:table-column-properties style:column-width="9.001cm" style:rel-column-width="32771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8.999cm" style:rel-column-width="32764*"/>
    </style:style>
    <style:style style:name="Таблица5.B" style:family="table-column">
      <style:table-column-properties style:column-width="9.001cm" style:rel-column-width="32771*"/>
    </style:style>
    <style:style style:name="Таблица5.A1" style:family="table-cell">
      <style:table-cell-properties style:writing-mode="page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paragraph-rsid="0077fdf3"/>
    </style:style>
    <style:style style:name="P7" style:family="paragraph" style:parent-style-name="First_20_line_20_indent">
      <style:text-properties officeooo:paragraph-rsid="0083c6d4"/>
    </style:style>
    <style:style style:name="P8" style:family="paragraph" style:parent-style-name="Standard">
      <style:text-properties officeooo:paragraph-rsid="0083c6d4"/>
    </style:style>
    <style:style style:name="P9" style:family="paragraph" style:parent-style-name="Table_20_Contents">
      <style:text-properties officeooo:rsid="0083c6d4" officeooo:paragraph-rsid="0083c6d4"/>
    </style:style>
    <style:style style:name="P10" style:family="paragraph" style:parent-style-name="Text_20_body" style:master-page-name="First_20_Page">
      <style:paragraph-properties style:page-number="auto"/>
    </style:style>
    <style:style style:name="P11" style:family="paragraph" style:parent-style-name="Footer_20_left" style:master-page-name="Обратная_20_сторона">
      <style:paragraph-properties style:page-number="auto"/>
    </style:style>
    <style:style style:name="P12" style:family="paragraph" style:parent-style-name="Table_20_Contents">
      <style:text-properties officeooo:rsid="0083c6d4" officeooo:paragraph-rsid="00844942"/>
    </style:style>
    <style:style style:name="T1" style:family="text">
      <style:text-properties officeooo:rsid="005ffed0"/>
    </style:style>
    <style:style style:name="T2" style:family="text">
      <style:text-properties officeooo:rsid="00844942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1тесткейс" table:style-name="_31_тесткейс">
        <table:table-column table:style-name="_31_тесткейс.A"/>
        <table:table-column table:style-name="_31_тесткейс.B"/>
        <table:table-row>
          <table:table-cell table:style-name="_31_тесткейс.A1" office:value-type="string">
            <text:p text:style-name="P9">Характеристика</text:p>
          </table:table-cell>
          <table:table-cell table:style-name="_31_тесткейс.A1" office:value-type="string">
            <text:p text:style-name="P9">Значение</text:p>
          </table:table-cell>
        </table:table-row>
        <table:table-row>
          <table:table-cell table:style-name="_31_тесткейс.A1" office:value-type="string">
            <text:p text:style-name="P9">ID</text:p>
          </table:table-cell>
          <table:table-cell table:style-name="_31_тесткейс.A1" office:value-type="string">
            <text:p text:style-name="P9">1</text:p>
          </table:table-cell>
        </table:table-row>
        <table:table-row>
          <table:table-cell table:style-name="_31_тесткейс.A1" office:value-type="string">
            <text:p text:style-name="P9">Название</text:p>
          </table:table-cell>
          <table:table-cell table:style-name="_31_тесткейс.A1" office:value-type="string">
            <text:p text:style-name="P9"><text:span text:style-name="T2">Удаление</text:span> игрока от имени администратора</text:p>
          </table:table-cell>
        </table:table-row>
        <table:table-row>
          <table:table-cell table:style-name="_31_тесткейс.A1" office:value-type="string">
            <text:p text:style-name="P9">Описание</text:p>
          </table:table-cell>
          <table:table-cell table:style-name="_31_тесткейс.A1" office:value-type="string">
            <text:p text:style-name="P9"><text:span text:style-name="T2">Уда</text:span>ление игрока <text:span text:style-name="T2">из</text:span> систем<text:span text:style-name="T2">ы </text:span>через функционал под роль администратора</text:p>
          </table:table-cell>
        </table:table-row>
        <table:table-row>
          <table:table-cell table:style-name="_31_тесткейс.A1" office:value-type="string">
            <text:p text:style-name="P9">Шаги</text:p>
          </table:table-cell>
          <table:table-cell table:style-name="_31_тесткейс.A1" office:value-type="string">
            <text:p text:style-name="P9">1. Запустить программу.</text:p>
            <text:p text:style-name="P9">2. Зайти под логином и паролем: admin, admin.</text:p>
            <text:p text:style-name="P9">3. Выбрать функцию <text:span text:style-name="T2">удалить</text:span> игрока.</text:p>
            <text:p text:style-name="P9">4. Ввести данные о <text:span text:style-name="T2">удаляемом</text:span> игроке: <text:span text:style-name="T2">Николай</text:span>, 1<text:span text:style-name="T2">90</text:span>, <text:span text:style-name="T2">7</text:span>0, <text:span text:style-name="T2">10</text:span>.<text:span text:style-name="T2">11</text:span>.20<text:span text:style-name="T2">12</text:span>, <text:span text:style-name="T2">12</text:span>.<text:span text:style-name="T2">12</text:span>.20<text:span text:style-name="T2">22</text:span>, <text:span text:style-name="T2">Барс</text:span>, first</text:p>
            <text:p text:style-name="P9">5. <text:span text:style-name="T2">Удалить</text:span> данные</text:p>
          </table:table-cell>
        </table:table-row>
        <table:table-row>
          <table:table-cell table:style-name="_31_тесткейс.A1" office:value-type="string">
            <text:p text:style-name="P9">Ожидаемый результат</text:p>
          </table:table-cell>
          <table:table-cell table:style-name="_31_тесткейс.A1" office:value-type="string">
            <text:p text:style-name="P9">Данные <text:span text:style-name="T2">удаляются</text:span> <text:span text:style-name="T2">из</text:span> систем<text:span text:style-name="T2">ы</text:span></text:p>
          </table:table-cell>
        </table:table-row>
        <table:table-row>
          <table:table-cell table:style-name="_31_тесткейс.A1" office:value-type="string">
            <text:p text:style-name="P9">Фактический результат</text:p>
          </table:table-cell>
          <table:table-cell table:style-name="_31_тесткейс.A1" office:value-type="string">
            <text:p text:style-name="P12">Данные <text:span text:style-name="T2">удаляются</text:span> <text:span text:style-name="T2">из</text:span> систем<text:span text:style-name="T2">ы</text:span></text:p>
          </table:table-cell>
        </table:table-row>
      </table:table>
      <text:p text:style-name="P6"/>
      <text:p text:style-name="P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9">Характеристика</text:p>
          </table:table-cell>
          <table:table-cell table:style-name="Таблица4.A1" office:value-type="string">
            <text:p text:style-name="P9">Значение</text:p>
          </table:table-cell>
        </table:table-row>
        <table:table-row>
          <table:table-cell table:style-name="Таблица4.A1" office:value-type="string">
            <text:p text:style-name="P9">ID</text:p>
          </table:table-cell>
          <table:table-cell table:style-name="Таблица4.A1" office:value-type="string">
            <text:p text:style-name="P9">2</text:p>
          </table:table-cell>
        </table:table-row>
        <table:table-row>
          <table:table-cell table:style-name="Таблица4.A1" office:value-type="string">
            <text:p text:style-name="P9">Название</text:p>
          </table:table-cell>
          <table:table-cell table:style-name="Таблица4.A1" office:value-type="string">
            <text:p text:style-name="P9"><text:span text:style-name="T2">Удаление</text:span> игрока от имени менеджера</text:p>
          </table:table-cell>
        </table:table-row>
        <table:table-row>
          <table:table-cell table:style-name="Таблица4.A1" office:value-type="string">
            <text:p text:style-name="P9">Описание</text:p>
          </table:table-cell>
          <table:table-cell table:style-name="Таблица4.A1" office:value-type="string">
            <text:p text:style-name="P12"><text:span text:style-name="T2">Уда</text:span>ление игрока <text:span text:style-name="T2">из</text:span> систем<text:span text:style-name="T2">ы </text:span>через функционал под роль администратора</text:p>
          </table:table-cell>
        </table:table-row>
        <table:table-row>
          <table:table-cell table:style-name="Таблица4.A1" office:value-type="string">
            <text:p text:style-name="P9">Шаги</text:p>
          </table:table-cell>
          <table:table-cell table:style-name="Таблица4.A1" office:value-type="string">
            <text:p text:style-name="P9">1. Запустить программу.</text:p>
            <text:p text:style-name="P9">2. Зайти под логином и паролем: manager, <text:bookmark-start text:name="__DdeLink__142_2386862251"/>manager<text:bookmark-end text:name="__DdeLink__142_2386862251"/>.</text:p>
            <text:p text:style-name="P9">3. Выбрать функцию <text:span text:style-name="T2">удаление</text:span> игрока.</text:p>
            <text:p text:style-name="P12">4. Ввести данные о <text:span text:style-name="T2">удаляемом</text:span> игроке: <text:span text:style-name="T2">Николай</text:span>, 1<text:span text:style-name="T2">90</text:span>, <text:span text:style-name="T2">7</text:span>0, <text:span text:style-name="T2">10</text:span>.<text:span text:style-name="T2">11</text:span>.20<text:span text:style-name="T2">12</text:span>, <text:span text:style-name="T2">12</text:span>.<text:span text:style-name="T2">12</text:span>.20<text:span text:style-name="T2">22</text:span>, <text:span text:style-name="T2">Барс</text:span>, first</text:p>
            <text:p text:style-name="P12">5. <text:span text:style-name="T2">Удалить</text:span> данные</text:p>
          </table:table-cell>
        </table:table-row>
        <table:table-row>
          <table:table-cell table:style-name="Таблица4.A1" office:value-type="string">
            <text:p text:style-name="P9">Ожидаемый результат</text:p>
          </table:table-cell>
          <table:table-cell table:style-name="Таблица4.A1" office:value-type="string">
            <text:p text:style-name="P12">Данные <text:span text:style-name="T2">удаляются</text:span> <text:span text:style-name="T2">из</text:span> систем<text:span text:style-name="T2">ы</text:span></text:p>
          </table:table-cell>
        </table:table-row>
        <table:table-row>
          <table:table-cell table:style-name="Таблица4.A1" office:value-type="string">
            <text:p text:style-name="P9">Фактический результат</text:p>
          </table:table-cell>
          <table:table-cell table:style-name="Таблица4.A1" office:value-type="string">
            <text:p text:style-name="P12">Данные <text:span text:style-name="T2">удаляются</text:span> <text:span text:style-name="T2">из</text:span> систем<text:span text:style-name="T2">ы</text:span></text:p>
          </table:table-cell>
        </table:table-row>
      </table:table>
      <text:p text:style-name="P8"/>
      <text:p text:style-name="P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">Характеристика</text:p>
          </table:table-cell>
          <table:table-cell table:style-name="Таблица5.A1" office:value-type="string">
            <text:p text:style-name="P9">Значение</text:p>
          </table:table-cell>
        </table:table-row>
        <table:table-row>
          <table:table-cell table:style-name="Таблица5.A1" office:value-type="string">
            <text:p text:style-name="P9">ID</text:p>
          </table:table-cell>
          <table:table-cell table:style-name="Таблица5.A1" office:value-type="string">
            <text:p text:style-name="P9">3</text:p>
          </table:table-cell>
        </table:table-row>
        <table:table-row>
          <table:table-cell table:style-name="Таблица5.A1" office:value-type="string">
            <text:p text:style-name="P9">Название</text:p>
          </table:table-cell>
          <table:table-cell table:style-name="Таблица5.A1" office:value-type="string">
            <text:p text:style-name="P12">Неудачное <text:span text:style-name="T2">уда</text:span>ление игрока</text:p>
          </table:table-cell>
        </table:table-row>
        <table:table-row>
          <table:table-cell table:style-name="Таблица5.A1" office:value-type="string">
            <text:p text:style-name="P9">Описание</text:p>
          </table:table-cell>
          <table:table-cell table:style-name="Таблица5.A1" office:value-type="string">
            <text:p text:style-name="P12">Неудачное <text:span text:style-name="T2">уда</text:span>ление игрока <text:span text:style-name="T2">из</text:span> систем<text:span text:style-name="T2">ы </text:span>через функционал под роль администратора</text:p>
          </table:table-cell>
        </table:table-row>
        <table:table-row>
          <table:table-cell table:style-name="Таблица5.A1" office:value-type="string">
            <text:p text:style-name="P9">Шаги</text:p>
          </table:table-cell>
          <table:table-cell table:style-name="Таблица5.A1" office:value-type="string">
            <text:p text:style-name="P9">1. Запустить программу.</text:p>
            <text:p text:style-name="P9">2. Зайти под логином и паролем: admin, <text:bookmark-start text:name="__DdeLink__142_2386862251 Копия 1"/>admin<text:bookmark-end text:name="__DdeLink__142_2386862251 Копия 1"/>.</text:p>
            <text:p text:style-name="P9"><text:soft-page-break/>3. Выбрать функцию <text:span text:style-name="T2">удаление</text:span> игрока.</text:p>
            <text:p text:style-name="P12">4. Ввести данные о <text:span text:style-name="T2">удалении</text:span> игроке: <text:span text:style-name="T2">Николай</text:span>, 1<text:span text:style-name="T2">90</text:span>, <text:span text:style-name="T2">7</text:span>0, <text:span text:style-name="T2">10</text:span>.<text:span text:style-name="T2">11</text:span>.20<text:span text:style-name="T2">12</text:span>, <text:span text:style-name="T2">12</text:span>.<text:span text:style-name="T2">12</text:span>.20<text:span text:style-name="T2">22</text:span>, <text:span text:style-name="T2">Барс</text:span>, first</text:p>
            <text:p text:style-name="P12">5. <text:span text:style-name="T2">Удалить</text:span> данные</text:p>
          </table:table-cell>
        </table:table-row>
        <table:table-row>
          <table:table-cell table:style-name="Таблица5.A1" office:value-type="string">
            <text:p text:style-name="P9">Ожидаемый результат</text:p>
          </table:table-cell>
          <table:table-cell table:style-name="Таблица5.A1" office:value-type="string">
            <text:p text:style-name="P12">Данные <text:span text:style-name="T2">удаляются</text:span> <text:span text:style-name="T2">из</text:span> систем<text:span text:style-name="T2">ы</text:span></text:p>
          </table:table-cell>
        </table:table-row>
        <table:table-row>
          <table:table-cell table:style-name="Таблица5.A1" office:value-type="string">
            <text:p text:style-name="P9">Фактический результат</text:p>
          </table:table-cell>
          <table:table-cell table:style-name="Таблица5.A1" office:value-type="string">
            <text:p text:style-name="P12">Данные <text:span text:style-name="T2">удаляются</text:span> <text:span text:style-name="T2">из</text:span> систем<text:span text:style-name="T2">ы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8:51:15.028032043</meta:creation-date>
    <dc:title>Default</dc:title>
    <meta:editing-cycles>3</meta:editing-cycles>
    <meta:editing-duration>PT21M53S</meta:editing-duration>
    <meta:generator>LibreOffice/7.5.6.2$Linux_X86_64 LibreOffice_project/50$Build-2</meta:generator>
    <dc:date>2024-04-15T06:07:53.677985055</dc:date>
    <meta:document-statistic meta:table-count="4" meta:image-count="0" meta:object-count="0" meta:page-count="2" meta:paragraph-count="64" meta:word-count="217" meta:character-count="1444" meta:non-whitespace-character-count="1291"/>
  </office:meta>
</office:document-meta>
</file>